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Tale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vois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ivo Series 1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have proprietary kernel modul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reverse engineer those modul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ivo Series 2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lock down the kernel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GPL guarantee the ability to use the source on the box it was written for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PLv3 and Tivois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fferent rules for consumer produ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gcc and egc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gcc early day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y component of GNU syst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mazingly high quality compiler developed quick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cc2 probl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bogged dow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ustration among many gcc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gcs fork (August 1997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d a more open development sty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roadened the scope of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gcs adopted as new gcc (April 1999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k was resol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stablished steering commit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Qt/KDE and Gnome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5">
              <text:list-item>
                <text:p text:style-name="P4">Qt 1.x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d by KDE deskto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cerns fueled Gnome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eQT license - what if Trolltech withdrew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2.0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QPL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t GPL compat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KDE legal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2.2 (September 2000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PL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ok now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4.5 (March 2009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GPL option ad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Ubuntu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ebian for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in 2004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imed for greater us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spread ado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financial bac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riticis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pport for proprietary drivers – is this good for Linux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ving back – does Ubuntu do enoug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Novell and Microsof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uSE Linux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pular distro – especially in Europ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ought by Novell in 200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ovell/MS dea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nounced suddenly in November 2006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consultation with community (supplier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ined patent covenent. Is it a GPLv2 violation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d to defensive clauses in GPLv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Other Controversi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me key controversies that shaped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NU/Linux vs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SCO lawsui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bitkeeper deba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vidia driv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istina and GF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sh and OpenSS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zilla trademark and IceWeas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loud computing and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2T21:03:15</dc:date>
    <meta:editing-cycles>270</meta:editing-cycles>
    <meta:editing-duration>P7DT14H12M13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